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3pt" fo:font-weight="bold" officeooo:rsid="000cf536" officeooo:paragraph-rsid="000cf536" style:font-size-asian="11.3500003814697pt" style:font-weight-asian="bold" style:font-size-complex="13pt" style:font-weight-complex="bold"/>
    </style:style>
    <style:style style:name="P2" style:family="paragraph" style:parent-style-name="Standard">
      <style:paragraph-properties fo:text-align="justify" style:justify-single-word="false"/>
      <style:text-properties fo:font-size="12pt" fo:font-weight="normal" officeooo:rsid="000cf536" officeooo:paragraph-rsid="000cf536"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0ec572" officeooo:paragraph-rsid="000cf536"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ec572" officeooo:paragraph-rsid="000ec57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f41a7" officeooo:paragraph-rsid="000f41a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f41a7" officeooo:paragraph-rsid="0019b51d"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officeooo:rsid="000cf536" officeooo:paragraph-rsid="000cf536"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0ec572" officeooo:paragraph-rsid="000ec572"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f4b61" officeooo:paragraph-rsid="000f4b6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0f4b61" officeooo:paragraph-rsid="000f4b6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0c155" officeooo:paragraph-rsid="0010c15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3ee4f" officeooo:paragraph-rsid="0013ee4f"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bold" officeooo:rsid="000f4b61" officeooo:paragraph-rsid="000f4b61"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none" fo:font-weight="bold" officeooo:rsid="0010c155" officeooo:paragraph-rsid="0010c155"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fo:font-style="normal" style:text-underline-style="none" fo:font-weight="normal" officeooo:rsid="000f4b61" officeooo:paragraph-rsid="000f4b6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10c155" officeooo:paragraph-rsid="0010c155"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13ee4f" officeooo:paragraph-rsid="0013ee4f"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1468bd" officeooo:paragraph-rsid="0013ee4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1468bd" officeooo:paragraph-rsid="001468b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normal" officeooo:rsid="001667f7" officeooo:paragraph-rsid="001667f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style:text-underline-style="none" fo:font-weight="normal" officeooo:rsid="0018587e" officeooo:paragraph-rsid="0018587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style:text-underline-style="none" fo:font-weight="normal" officeooo:rsid="00192146" officeooo:paragraph-rsid="0019214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style:text-underline-style="none" fo:font-weight="bold" officeooo:rsid="000f4b61" officeooo:paragraph-rsid="000f4b61"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font-size="12pt" fo:font-style="normal" style:text-underline-style="none" fo:font-weight="bold" officeooo:rsid="0010c155" officeooo:paragraph-rsid="0010c155"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fo:font-size="12pt" fo:font-style="normal" style:text-underline-style="none" fo:font-weight="bold" officeooo:rsid="001468bd" officeooo:paragraph-rsid="001468bd"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style:text-underline-style="none" fo:font-weight="bold" officeooo:rsid="001667f7" officeooo:paragraph-rsid="001667f7"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style:text-underline-style="none" fo:font-weight="bold" officeooo:rsid="001667f7" officeooo:paragraph-rsid="0018587e"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normal" style:text-underline-style="none" fo:font-weight="bold" officeooo:rsid="0018587e" officeooo:paragraph-rsid="0018587e"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normal" style:text-underline-style="none" fo:font-weight="bold" officeooo:rsid="00192146" officeooo:paragraph-rsid="00192146" style:font-size-asian="10.5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0c155" officeooo:paragraph-rsid="0010c15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italic" style:text-underline-style="none" fo:font-weight="normal" officeooo:rsid="001468bd" officeooo:paragraph-rsid="001468bd"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fo:font-style="italic" style:text-underline-style="none" fo:font-weight="normal" officeooo:rsid="001667f7" officeooo:paragraph-rsid="001667f7"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none" fo:font-weight="normal" officeooo:rsid="0018587e" officeooo:paragraph-rsid="0018587e"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text-properties fo:font-size="12pt" fo:font-style="italic" style:text-underline-style="none" fo:font-weight="normal" officeooo:rsid="00192146" officeooo:paragraph-rsid="00192146"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size="12pt" fo:font-style="italic" style:text-underline-style="none" fo:font-weight="bold" officeooo:rsid="00192146" officeooo:paragraph-rsid="00192146" style:font-size-asian="10.5pt" style:font-style-asian="italic" style:font-weight-asian="bold" style:font-size-complex="12pt" style:font-style-complex="italic" style:font-weight-complex="bold"/>
    </style:style>
    <style:style style:name="P36" style:family="paragraph" style:parent-style-name="Standard">
      <style:paragraph-properties fo:text-align="justify" style:justify-single-word="false"/>
      <style:text-properties fo:font-size="12pt" fo:font-style="italic" style:text-underline-style="none" fo:font-weight="bold" officeooo:rsid="001ce33d" officeooo:paragraph-rsid="001ce33d" style:font-size-asian="10.5pt" style:font-style-asian="italic" style:font-weight-asian="bold" style:font-size-complex="12pt" style:font-style-complex="italic" style:font-weight-complex="bold"/>
    </style:style>
    <style:style style:name="P37" style:family="paragraph" style:parent-style-name="Standard">
      <style:paragraph-properties fo:text-align="justify" style:justify-single-word="false"/>
      <style:text-properties fo:font-weight="normal" officeooo:rsid="0013ee4f" officeooo:paragraph-rsid="0013ee4f" style:font-weight-asian="normal" style:font-weight-complex="normal"/>
    </style:style>
    <style:style style:name="P38" style:family="paragraph" style:parent-style-name="Standard">
      <style:paragraph-properties fo:text-align="justify" style:justify-single-word="false"/>
      <style:text-properties fo:font-weight="bold" officeooo:rsid="0013ee4f" officeooo:paragraph-rsid="0013ee4f" style:font-weight-asian="bold" style:font-weight-complex="bold"/>
    </style:style>
    <style:style style:name="P39" style:family="paragraph" style:parent-style-name="Standard">
      <style:paragraph-properties fo:text-align="justify" style:justify-single-word="false"/>
      <style:text-properties fo:font-weight="bold" officeooo:rsid="001468bd" officeooo:paragraph-rsid="001468bd" style:font-weight-asian="bold" style:font-weight-complex="bold"/>
    </style:style>
    <style:style style:name="P40" style:family="paragraph" style:parent-style-name="Standard">
      <style:paragraph-properties fo:text-align="justify" style:justify-single-word="false"/>
      <style:text-properties fo:font-style="normal" fo:font-weight="bold" officeooo:rsid="001468bd" officeooo:paragraph-rsid="001468bd"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fo:font-weight="bold" officeooo:rsid="00161ed9" officeooo:paragraph-rsid="00161ed9"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fo:font-weight="normal" officeooo:rsid="001468bd" officeooo:paragraph-rsid="001468bd" style:font-style-asian="normal" style:font-weight-asian="normal" style:font-style-complex="normal" style:font-weight-complex="normal"/>
    </style:style>
    <style:style style:name="P43" style:family="paragraph" style:parent-style-name="Standard">
      <style:paragraph-properties fo:text-align="justify" style:justify-single-word="false" fo:break-before="page"/>
      <style:text-properties fo:font-size="12pt" fo:font-weight="bold" officeooo:rsid="000f41a7" officeooo:paragraph-rsid="000f41a7" style:font-size-asian="10.5pt" style:font-weight-asian="bold" style:font-size-complex="12pt" style:font-weight-complex="bold"/>
    </style:style>
    <style:style style:name="P44" style:family="paragraph" style:parent-style-name="Standard">
      <style:paragraph-properties fo:text-align="justify" style:justify-single-word="false" fo:break-before="page"/>
      <style:text-properties fo:font-size="12pt" fo:font-style="normal" style:text-underline-style="none" fo:font-weight="bold" officeooo:rsid="0010c155" officeooo:paragraph-rsid="0010c155" style:font-size-asian="10.5pt" style:font-style-asian="normal" style:font-weight-asian="bold" style:font-size-complex="12pt" style:font-style-complex="normal" style:font-weight-complex="bold"/>
    </style:style>
    <style:style style:name="P45" style:family="paragraph" style:parent-style-name="Standard" style:list-style-name="L1">
      <style:paragraph-properties fo:text-align="justify" style:justify-single-word="false"/>
      <style:text-properties officeooo:paragraph-rsid="000ec572"/>
    </style:style>
    <style:style style:name="P46" style:family="paragraph" style:parent-style-name="Standard" style:list-style-name="L1">
      <style:paragraph-properties fo:text-align="justify" style:justify-single-word="false"/>
      <style:text-properties officeooo:paragraph-rsid="000f41a7"/>
    </style:style>
    <style:style style:name="P47" style:family="paragraph" style:parent-style-name="Standard" style:list-style-name="L3">
      <style:paragraph-properties fo:text-align="justify" style:justify-single-word="false"/>
      <style:text-properties officeooo:paragraph-rsid="001667f7"/>
    </style:style>
    <style:style style:name="P48" style:family="paragraph" style:parent-style-name="Standard" style:list-style-name="L7">
      <style:paragraph-properties fo:text-align="justify" style:justify-single-word="false"/>
      <style:text-properties officeooo:paragraph-rsid="0018587e"/>
    </style:style>
    <style:style style:name="P49" style:family="paragraph" style:parent-style-name="Standard" style:list-style-name="L8">
      <style:paragraph-properties fo:text-align="justify" style:justify-single-word="false"/>
      <style:text-properties officeooo:paragraph-rsid="0018587e"/>
    </style:style>
    <style:style style:name="P50" style:family="paragraph" style:parent-style-name="Standard" style:list-style-name="L9">
      <style:paragraph-properties fo:text-align="justify" style:justify-single-word="false"/>
      <style:text-properties officeooo:paragraph-rsid="0018587e"/>
    </style:style>
    <style:style style:name="P51" style:family="paragraph" style:parent-style-name="Standard">
      <style:paragraph-properties fo:text-align="justify" style:justify-single-word="false"/>
      <style:text-properties officeooo:paragraph-rsid="001d650e"/>
    </style:style>
    <style:style style:name="P52" style:family="paragraph" style:parent-style-name="Standard" style:list-style-name="L1">
      <style:paragraph-properties fo:text-align="justify" style:justify-single-word="false"/>
      <style:text-properties fo:font-style="italic" officeooo:rsid="000f41a7" officeooo:paragraph-rsid="000f41a7" style:font-style-asian="italic" style:font-style-complex="italic"/>
    </style:style>
    <style:style style:name="P53" style:family="paragraph" style:parent-style-name="Standard" style:list-style-name="L2">
      <style:paragraph-properties fo:text-align="justify" style:justify-single-word="false"/>
      <style:text-properties fo:font-size="12pt" fo:font-style="normal" style:text-underline-style="none" fo:font-weight="normal" officeooo:rsid="0013ee4f" officeooo:paragraph-rsid="0013ee4f" style:font-size-asian="10.5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properties fo:font-size="12pt" fo:font-style="normal" style:text-underline-style="none" fo:font-weight="normal" officeooo:rsid="0018587e" officeooo:paragraph-rsid="0018587e" style:font-size-asian="10.5pt" style:font-style-asian="normal" style:font-weight-asian="normal" style:font-size-complex="12pt" style:font-style-complex="normal" style:font-weight-complex="normal"/>
    </style:style>
    <style:style style:name="P55" style:family="paragraph" style:parent-style-name="Standard" style:list-style-name="L5">
      <style:paragraph-properties fo:text-align="justify" style:justify-single-word="false"/>
      <style:text-properties fo:font-size="12pt" fo:font-style="normal" style:text-underline-style="none" fo:font-weight="normal" officeooo:rsid="0018587e" officeooo:paragraph-rsid="0018587e" style:font-size-asian="10.5pt" style:font-style-asian="normal" style:font-weight-asian="normal" style:font-size-complex="12pt" style:font-style-complex="normal" style:font-weight-complex="normal"/>
    </style:style>
    <style:style style:name="P56" style:family="paragraph" style:parent-style-name="Standard" style:list-style-name="L6">
      <style:paragraph-properties fo:text-align="justify" style:justify-single-word="false"/>
      <style:text-properties fo:font-size="12pt" fo:font-style="normal" style:text-underline-style="none" fo:font-weight="normal" officeooo:rsid="0018587e" officeooo:paragraph-rsid="0018587e" style:font-size-asian="10.5pt" style:font-style-asian="normal" style:font-weight-asian="normal" style:font-size-complex="12pt" style:font-style-complex="normal" style:font-weight-complex="normal"/>
    </style:style>
    <style:style style:name="P57" style:family="paragraph" style:parent-style-name="Standard" style:list-style-name="L7">
      <style:paragraph-properties fo:text-align="justify" style:justify-single-word="false"/>
      <style:text-properties fo:font-size="12pt" fo:font-style="normal" style:text-underline-style="none" fo:font-weight="normal" officeooo:rsid="0018587e" officeooo:paragraph-rsid="0018587e" style:font-size-asian="10.5pt" style:font-style-asian="normal" style:font-weight-asian="normal" style:font-size-complex="12pt" style:font-style-complex="normal" style:font-weight-complex="normal"/>
    </style:style>
    <style:style style:name="P58" style:family="paragraph" style:parent-style-name="Standard" style:list-style-name="L9">
      <style:paragraph-properties fo:text-align="justify" style:justify-single-word="false"/>
      <style:text-properties fo:font-size="12pt" fo:font-style="normal" style:text-underline-style="none" fo:font-weight="normal" officeooo:rsid="0018587e" officeooo:paragraph-rsid="0018587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style:text-underline-style="none" fo:font-weight="normal" officeooo:rsid="0019b51d" officeooo:paragraph-rsid="0019214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style:text-underline-style="none" fo:font-weight="normal" officeooo:rsid="001ce33d" officeooo:paragraph-rsid="001ce33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style:text-underline-style="none" fo:font-weight="normal" officeooo:rsid="001ce33d" officeooo:paragraph-rsid="00192146"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1ce33d" officeooo:paragraph-rsid="001ce33d" style:font-size-asian="10.5pt" style:font-style-asian="normal" style:font-weight-asian="normal" style:font-size-complex="12pt" style:font-style-complex="normal" style:font-weight-complex="normal"/>
    </style:style>
    <style:style style:name="P63" style:family="paragraph" style:parent-style-name="Standard" style:list-style-name="L10">
      <style:paragraph-properties fo:text-align="justify" style:justify-single-word="false"/>
      <style:text-properties fo:font-size="12pt" fo:font-style="italic" style:text-underline-style="none" fo:font-weight="normal" officeooo:rsid="0018587e" officeooo:paragraph-rsid="0018587e"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justify" style:justify-single-word="false"/>
      <style:text-properties fo:font-size="12pt" fo:font-style="italic" style:text-underline-style="none" fo:font-weight="normal" officeooo:rsid="001ce33d" officeooo:paragraph-rsid="001ce33d"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fo:font-size="12pt" fo:font-weight="bold" officeooo:rsid="000cf536" officeooo:paragraph-rsid="000cf536"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0ec572"/>
    </style:style>
    <style:style style:name="T3" style:family="text">
      <style:text-properties fo:font-style="italic" style:font-style-asian="italic" style:font-style-complex="italic"/>
    </style:style>
    <style:style style:name="T4" style:family="text">
      <style:text-properties fo:font-style="italic" officeooo:rsid="001b4f0a"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c155" style:font-style-asian="normal" style:font-style-complex="normal"/>
    </style:style>
    <style:style style:name="T7" style:family="text">
      <style:text-properties fo:font-style="normal" officeooo:rsid="001859a5" style:font-style-asian="normal" style:font-style-complex="normal"/>
    </style:style>
    <style:style style:name="T8" style:family="text">
      <style:text-properties fo:font-style="normal" officeooo:rsid="0019b51d" style:font-style-asian="normal" style:font-style-complex="normal"/>
    </style:style>
    <style:style style:name="T9" style:family="text">
      <style:text-properties fo:font-style="normal" officeooo:rsid="001b4f0a"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f4b61" style:font-style-asian="normal" style:font-weight-asian="normal" style:font-style-complex="normal" style:font-weight-complex="normal"/>
    </style:style>
    <style:style style:name="T14" style:family="text">
      <style:text-properties fo:font-style="normal" fo:font-weight="normal" officeooo:rsid="0019b51d" style:font-style-asian="normal" style:font-weight-asian="normal" style:font-style-complex="normal" style:font-weight-complex="normal"/>
    </style:style>
    <style:style style:name="T15" style:family="text">
      <style:text-properties fo:font-style="normal" fo:font-weight="normal" officeooo:rsid="001ce33d" style:font-style-asian="normal" style:font-weight-asian="normal" style:font-style-complex="normal"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0ec572" style:font-size-asian="10.5pt" style:font-weight-asian="normal" style:font-size-complex="12pt" style:font-weight-complex="normal"/>
    </style:style>
    <style:style style:name="T18" style:family="text">
      <style:text-properties fo:font-size="12pt" fo:font-weight="normal" officeooo:rsid="000f41a7" style:font-size-asian="10.5pt" style:font-weight-asian="normal" style:font-size-complex="12pt" style:font-weight-complex="normal"/>
    </style:style>
    <style:style style:name="T19" style:family="text">
      <style:text-properties fo:font-size="12pt" fo:font-weight="normal" officeooo:rsid="001d650e" style:font-size-asian="10.5pt" style:font-weight-asian="normal" style:font-size-complex="12pt" style:font-weight-complex="normal"/>
    </style:style>
    <style:style style:name="T20" style:family="text">
      <style:text-properties fo:font-size="12pt" fo:font-style="italic" fo:font-weight="normal" officeooo:rsid="000ec572" style:font-size-asian="10.5pt" style:font-style-asian="italic" style:font-weight-asian="normal" style:font-size-complex="12pt" style:font-style-complex="italic" style:font-weight-complex="normal"/>
    </style:style>
    <style:style style:name="T21" style:family="text">
      <style:text-properties fo:font-size="12pt" fo:font-style="italic" fo:font-weight="normal" officeooo:rsid="000f41a7" style:font-size-asian="10.5pt" style:font-style-asian="italic" style:font-weight-asian="normal" style:font-size-complex="12pt" style:font-style-complex="italic" style:font-weight-complex="normal"/>
    </style:style>
    <style:style style:name="T22"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3" style:family="text">
      <style:text-properties fo:font-size="12pt" fo:font-style="italic" style:text-underline-style="none" fo:font-weight="normal" officeooo:rsid="000f41a7" style:font-size-asian="10.5pt" style:font-style-asian="italic" style:font-weight-asian="normal" style:font-size-complex="12pt" style:font-style-complex="italic" style:font-weight-complex="normal"/>
    </style:style>
    <style:style style:name="T24" style:family="text">
      <style:text-properties fo:font-size="12pt" fo:font-style="italic" style:text-underline-style="none" style:font-size-asian="10.5pt" style:font-style-asian="italic" style:font-size-complex="12pt" style:font-style-complex="italic"/>
    </style:style>
    <style:style style:name="T25" style:family="text">
      <style:text-properties fo:font-size="12pt" fo:font-style="italic" style:text-underline-style="none" officeooo:rsid="001468bd" style:font-size-asian="10.5pt" style:font-style-asian="italic" style:font-size-complex="12pt" style:font-style-complex="italic"/>
    </style:style>
    <style:style style:name="T2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0ec572"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0f41a7"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1667f7" style:font-size-asian="10.5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1468bd"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1667f7"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18587e" style:font-size-asian="10.5pt" style:font-style-asian="normal" style:font-weight-asian="normal" style:font-size-complex="12pt" style:font-style-complex="normal" style:font-weight-complex="normal"/>
    </style:style>
    <style:style style:name="T34" style:family="text">
      <style:text-properties fo:font-size="12pt" fo:font-style="normal" style:text-underline-style="none" fo:font-weight="normal" officeooo:rsid="001859a5" style:font-size-asian="10.5pt" style:font-style-asian="normal" style:font-weight-asian="normal" style:font-size-complex="12pt" style:font-style-complex="normal" style:font-weight-complex="normal"/>
    </style:style>
    <style:style style:name="T35" style:family="text">
      <style:text-properties fo:font-size="12pt" fo:font-style="normal" style:text-underline-style="none" style:font-size-asian="10.5pt" style:font-style-asian="normal" style:font-size-complex="12pt" style:font-style-complex="normal"/>
    </style:style>
    <style:style style:name="T36" style:family="text">
      <style:text-properties fo:font-size="12pt" fo:font-style="normal" style:text-underline-style="none" officeooo:rsid="001468bd" style:font-size-asian="10.5pt" style:font-style-asian="normal" style:font-size-complex="12pt" style:font-style-complex="normal"/>
    </style:style>
    <style:style style:name="T37" style:family="text">
      <style:text-properties fo:font-size="12pt" fo:font-style="normal" style:text-underline-style="none" fo:font-weight="bold" officeooo:rsid="001667f7" style:font-size-asian="10.5pt" style:font-style-asian="normal" style:font-weight-asian="bold" style:font-size-complex="12pt" style:font-style-complex="normal" style:font-weight-complex="bold"/>
    </style:style>
    <style:style style:name="T38" style:family="text">
      <style:text-properties fo:font-size="12pt" fo:font-style="normal" style:text-underline-style="solid" style:text-underline-width="auto" style:text-underline-color="font-color" fo:font-weight="normal" officeooo:rsid="0018587e" style:font-size-asian="10.5pt" style:font-style-asian="normal" style:font-weight-asian="normal" style:font-size-complex="12pt" style:font-style-complex="normal" style:font-weight-complex="normal"/>
    </style:style>
    <style:style style:name="T39" style:family="text">
      <style:text-properties fo:font-size="12pt" style:text-underline-style="none" fo:font-weight="normal" style:font-size-asian="10.5pt" style:font-weight-asian="normal" style:font-size-complex="12pt" style:font-weight-complex="normal"/>
    </style:style>
    <style:style style:name="T40" style:family="text">
      <style:text-properties fo:font-size="12pt" style:text-underline-style="none" style:font-size-asian="10.5pt" style:font-size-complex="12pt"/>
    </style:style>
    <style:style style:name="T41"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2" style:family="text">
      <style:text-properties officeooo:rsid="0010c155"/>
    </style:style>
    <style:style style:name="T43" style:family="text">
      <style:text-properties officeooo:rsid="001468bd"/>
    </style:style>
    <style:style style:name="T44" style:family="text">
      <style:text-properties fo:font-weight="normal" style:font-weight-asian="normal" style:font-weight-complex="normal"/>
    </style:style>
    <style:style style:name="T45" style:family="text">
      <style:text-properties fo:font-weight="normal" officeooo:rsid="0019b51d" style:font-weight-asian="normal" style:font-weight-complex="normal"/>
    </style:style>
    <style:style style:name="T46" style:family="text">
      <style:text-properties officeooo:rsid="0018587e"/>
    </style:style>
    <style:style style:name="T47" style:family="text">
      <style:text-properties officeooo:rsid="001b4f0a"/>
    </style:style>
    <style:style style:name="T48" style:family="text">
      <style:text-properties style:text-underline-style="solid" style:text-underline-width="auto" style:text-underline-color="font-color"/>
    </style:style>
    <style:style style:name="T49" style:family="text">
      <style:text-properties officeooo:rsid="001d65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azione 1</text:p>
      <text:p text:style-name="P1"/>
      <text:p text:style-name="P51"><text:span text:style-name="T19">Per alcuni le cose che ho scritto in questo file potranno essere banali, ma io venivo da un liceo scientifico e avendo fatto poca programmazione volevo essere il più chiaro possibile e non saltare nessun collegamento logico :).</text:span></text:p>
      <text:p text:style-name="P7"/>
      <text:p text:style-name="P7">1. Scrittura di un programma</text:p>
      <text:p text:style-name="P2">Si usa un ambiente di sviluppo Linux (<text:span text:style-name="T1">Ubuntu</text:span>). Il programma è scritto nel linguaggio <text:span text:style-name="T1">C++</text:span>. Il file sorgente si scrive con l’editor <text:span text:style-name="T1">Emacs.</text:span></text:p>
      <text:p text:style-name="P7"/>
      <text:p text:style-name="P2">Un file presenta estensione .cc (prova.cc).</text:p>
      <text:p text:style-name="P2"/>
      <text:p text:style-name="P7">1.1. Compilazione di un programma</text:p>
      <text:p text:style-name="P2">Usando il terminale di Linux (che si apre con la combinazione CTRL+ALT+T), si crea un file vuoto (touch file.cc), si apre il file nell’editor emacs (emacs file.cc), si scrive il programma e si salva. </text:p>
      <text:p text:style-name="P2"/>
      <text:p text:style-name="P2">La compilazione avviene sempre da terminale. Il comando è il seguente: g++ file.cc. In questo modo si crea un file eseguibile a.out (che corrisponde al .exe di Windows). Per eseguire questo file dal terminale usare il seguente comando: ./a.out (dove il punto indica la cartella corrente).</text:p>
      <text:p text:style-name="P2"/>
      <text:p text:style-name="P2">Per ottenere un file eseguibile con un nome personalizzato usare il seguente comando: g++ file.cc -o file.out. Che può essere così eseguito: ./file.out.</text:p>
      <text:p text:style-name="P2"/>
      <text:p text:style-name="P2">Se non si vuole creare un file eseguibile direttamente, ma prima un file oggetto si usano i seguenti comandi:</text:p>
      <text:p text:style-name="P2">g++ -c file.cc (si crea un file oggetto file.o)</text:p>
      <text:p text:style-name="P2">g++ file.o (si crea il file eseguibile a.out) oppure g++ file.o -o file.out (si crea l’eseguibile file.out)</text:p>
      <text:p text:style-name="P2"/>
      <text:p text:style-name="P2">Per compilare più file basta scrivere i file uno dopo l’altro:</text:p>
      <text:p text:style-name="P2">g++ file.cc file1.cc file2.cc … fileN.cc (generano un unico file a.out).</text:p>
      <text:p text:style-name="P2"/>
      <text:p text:style-name="P7">2. Terminale Linux</text:p>
      <text:p text:style-name="P2">Per acceder al terminale su Ubuntu usare la combinazione di tasti: <text:span text:style-name="T2">CTRL+ALT+T.</text:span></text:p>
      <text:p text:style-name="P2"/>
      <text:p text:style-name="P4">Struttura del terminale: nomeutente/percorso dove si trova ora il terminale/carattere</text:p>
      <text:p text:style-name="P4">Il carattere può essere $ (l’utente non ha privilegi) oppure # (l’utente ha i privilegi <text:span text:style-name="T49">d</text:span>i default<text:span text:style-name="T49">) C</text:span>ol simbolo ~ si indica che ora il terminale si trova nella home.</text:p>
      <text:p text:style-name="P4"/>
      <text:p text:style-name="P8">2.1 Comandi Linux indispensabili</text:p>
      <text:list xml:id="list404502581" text:style-name="L1">
        <text:list-item>
          <text:p text:style-name="P45"><text:span text:style-name="T20">cd “directory”</text:span><text:span text:style-name="T17">: entra nella cartella di nome “directory”. Il comando </text:span><text:span text:style-name="T20">cd .. </text:span><text:span text:style-name="T27">permette di tornare nella cartella precedente, mentre </text:span><text:span text:style-name="T20">cd </text:span><text:span text:style-name="T27">invio permette di tornare alla cartella home.</text:span></text:p>
        </text:list-item>
        <text:list-item>
          <text:p text:style-name="P45"><text:span text:style-name="T20">ls “directory”</text:span><text:span text:style-name="T17">: mostra cosa c’è nella cartella</text:span></text:p>
        </text:list-item>
        <text:list-item>
          <text:p text:style-name="P45"><text:span text:style-name="T20">mkdir “directory”</text:span><text:span text:style-name="T17">: crea la cartella di nome “directory”</text:span></text:p>
        </text:list-item>
        <text:list-item>
          <text:p text:style-name="P46"><text:span text:style-name="T20">rm “file”</text:span><text:span text:style-name="T17">: rimuove il file di nome file (operazione irreversibile). </text:span><text:span text:style-name="T18">Alcune opzioni di rm:</text:span></text:p>
          <text:list>
            <text:list-item>
              <text:p text:style-name="P52"><text:span text:style-name="T16">rm -i “file”</text:span><text:span text:style-name="T26">: chiede all’utente se è sicuro di rimuovere il file (Y or N).</text:span></text:p>
            </text:list-item>
            <text:list-item>
              <text:p text:style-name="P52"><text:span text:style-name="T16">rm – r “file”</text:span><text:span text:style-name="T26">: rimuove le cartelle e i loro contenuti ricorsivamente. Tutto quello dentro la cartella di partenza viene eliminato.</text:span></text:p>
            </text:list-item>
          </text:list>
        </text:list-item>
        <text:list-item>
          <text:p text:style-name="P46"><text:span text:style-name="T21">rmdir “directory”</text:span><text:span text:style-name="T28">: rimuove la cartella (solo se è vuota)</text:span></text:p>
        </text:list-item>
        <text:list-item>
          <text:p text:style-name="P45"><text:span text:style-name="T20">cat </text:span><text:span text:style-name="T21">“file”</text:span><text:span text:style-name="T28">: mostra il contenuto di un file</text:span></text:p>
        </text:list-item>
        <text:list-item>
          <text:p text:style-name="P45"><text:span text:style-name="T20">clear</text:span><text:span text:style-name="T27">: </text:span><text:span text:style-name="T28">pulisce la schermata</text:span></text:p>
        </text:list-item>
        <text:list-item>
          <text:p text:style-name="P45"><text:soft-page-break/><text:span text:style-name="T20">man</text:span><text:span text:style-name="T17"> </text:span><text:span text:style-name="T20">“</text:span><text:span text:style-name="T21">comando”</text:span><text:span text:style-name="T28">: mostra il manuale del comando scritto (ad esempio </text:span><text:span text:style-name="T23">man</text:span><text:span text:style-name="T28"> </text:span><text:span text:style-name="T21">rm</text:span><text:span text:style-name="T28">, mostra cosa fa il comando rm e tutte le sue flag, cioè le sue opzioni <text:s/>che ne modificano il comportamento).</text:span></text:p>
        </text:list-item>
        <text:list-item>
          <text:p text:style-name="P45"><text:span text:style-name="T20">cp</text:span><text:span text:style-name="T17"> </text:span><text:span text:style-name="T21">“file1” “file2”</text:span><text:span text:style-name="T28">: copia il contenuto di un file in un altro.</text:span></text:p>
        </text:list-item>
        <text:list-item>
          <text:p text:style-name="P45"><text:span text:style-name="T20">mv “</text:span><text:span text:style-name="T21">file1” file2”</text:span><text:span text:style-name="T28">: cambia il nome del file1 rinominandolo file2” oppure se al posto di file2 c’è una cartella (</text:span><text:span text:style-name="T21">mv “file1” “directory”</text:span><text:span text:style-name="T28">) sposta il file1 nella cartella.</text:span></text:p>
        </text:list-item>
        <text:list-item>
          <text:p text:style-name="P45"><text:span text:style-name="T20">touch</text:span><text:span text:style-name="T17"> </text:span><text:span text:style-name="T21">“file.txt”</text:span><text:span text:style-name="T28">: crea un file vuoto</text:span></text:p>
        </text:list-item>
        <text:list-item>
          <text:p text:style-name="P45"><text:span text:style-name="T20">exi</text:span><text:span text:style-name="T21">t</text:span><text:span text:style-name="T28">: chiude il terminale</text:span></text:p>
        </text:list-item>
        <text:list-item>
          <text:p text:style-name="P45"><text:span text:style-name="T20">pwd</text:span><text:span text:style-name="T27">: </text:span><text:span text:style-name="T29">mostra il percorso della cartella nella quale si trova il terminale</text:span></text:p>
        </text:list-item>
      </text:list>
      <text:p text:style-name="P3"/>
      <text:p text:style-name="P4">Con TAB c’è l’autocompilazione.</text:p>
      <text:p text:style-name="P4"/>
      <text:p text:style-name="P43">3. <text:span text:style-name="T42">Introduzione al</text:span> C++</text:p>
      <text:p text:style-name="P5"/>
      <text:p text:style-name="P5">Template base di C++</text:p>
      <text:p text:style-name="P5">-----------------------------</text:p>
      <text:p text:style-name="P5">using namespace std;<text:tab/><text:span text:style-name="T47">permette di non scrivere </text:span><text:span text:style-name="T4">std::cout &lt;&lt; “Ciao”; </text:span><text:span text:style-name="T9">ma di scrivere solo </text:span><text:span text:style-name="T4">cout &lt;&lt; <text:tab/><text:tab/><text:tab/>“Ciao” ;</text:span></text:p>
      <text:p text:style-name="P5"/>
      <text:p text:style-name="P5">#include &lt;iostream&gt;<text:tab/><text:span text:style-name="T43">include la libreria iostream che permette di usare cout e cin <text:s/>(input output)</text:span></text:p>
      <text:p text:style-name="P5"/>
      <text:p text:style-name="P5">int main ()</text:p>
      <text:p text:style-name="P5">{</text:p>
      <text:p text:style-name="P5"/>
      <text:p text:style-name="P6">return 0;<text:tab/><text:tab/><text:span text:style-name="T43">ritorna 0 perché main è una funzione e in quanto tale deve ritornare un valore <text:s/><text:tab/><text:tab/><text:tab/>(intero perché come si legge nella terza riga: int main() )</text:span></text:p>
      <text:p text:style-name="P5">}<text:tab/></text:p>
      <text:p text:style-name="P5">-----------------------------</text:p>
      <text:p text:style-name="P5"/>
      <text:p text:style-name="P9">Indentare bene (anziché indentare fare due spazi)</text:p>
      <text:p text:style-name="P9"/>
      <text:p text:style-name="P13">3.1 Sintassi del C++</text:p>
      <text:p text:style-name="P10">Le parole sono costituite da tutte le lettere (maiuscole e minuscole; tra le lettere si considera anche questo carattere: _), tutti i numeri e alcuni caratteri speciali (! : ; , ‘ “ / {} () &lt;&gt; ? [] <text:s/>|| % &amp; + - * /). Non si usano gli accenti.</text:p>
      <text:p text:style-name="P10"/>
      <text:p text:style-name="P9">Non più di 80 caratteri per riga (questione di leggibilità del codice)</text:p>
      <text:p text:style-name="P10"/>
      <text:p text:style-name="P10">Commenti:</text:p>
      <text:p text:style-name="P10">//commento su una riga</text:p>
      <text:p text:style-name="P10"/>
      <text:p text:style-name="P10">/* commento </text:p>
      <text:p text:style-name="P10"><text:s text:c="5"/>su più</text:p>
      <text:p text:style-name="P10"><text:s text:c="5"/>righe <text:s text:c="2"/>*/</text:p>
      <text:p text:style-name="P10"/>
      <text:p text:style-name="P10">Le entità di un programma C++ devono avere dei nomi che ne consentano l’individuazione (i cosiddetti identificatori). <text:span text:style-name="T48">C++ è case sensitive:</text:span> <text:span text:style-name="T3">Fact </text:span><text:span text:style-name="T5">è diverso da </text:span><text:span text:style-name="T3">fact</text:span><text:span text:style-name="T5">. Ci sono alcune parole chiave che non possono essere usate come identificatori (while, and, … ).</text:span></text:p>
      <text:p text:style-name="P15"/>
      <text:p text:style-name="P23">3.2 Espressioni letterali</text:p>
      <text:p text:style-name="P15">Le espressioni letterali denotano valori costanti.</text:p>
      <text:p text:style-name="P15"/>
      <text:p text:style-name="P10"><text:span text:style-name="T5">Una </text:span><text:span text:style-name="T10">costante carattere</text:span><text:span text:style-name="T5"> viene rappresentata racchiudendo il corrispondente carattere</text:span></text:p>
      <text:p text:style-name="P15">fra apici: per esempio la costante ’a’ rappresenta il carattere ’a’.</text:p>
      <text:p text:style-name="P15">I caratteri di controllo vengono rappresentati da combinazioni speciali dette sequenze</text:p>
      <text:p text:style-name="P15">di escape che iniziano con una barra invertita (backslash ’\’). </text:p>
      <text:p text:style-name="P15">Alcuni esempi: nuova riga (vai a capo) (\n), tabulazione orizzontale (\t), tabulazione verticale (\v), spazio indietro (\b), ritorno carrello (\r).</text:p>
      <text:p text:style-name="P15"/>
      <text:p text:style-name="P10"><text:span text:style-name="T5">Una </text:span><text:span text:style-name="T10">costante stringa</text:span><text:span text:style-name="T5"> è una lista di caratteri compresa fra una coppia di virgolette, </text:span><text:span text:style-name="T6">ad </text:span><text:span text:style-name="T5">esempio: "Hello!”. </text:span><text:span text:style-name="T6">P</text:span><text:span text:style-name="T5">ossono includere anche spaziature, caratteri non alfanumerici e sequenze di escape, </text:span><text:span text:style-name="T6">ad</text:span><text:span text:style-name="T5"> esempio: "Hello, world!\n".</text:span></text:p>
      <text:p text:style-name="P15"/>
      <text:p text:style-name="P30">Carattere tra singolo apice, stringa tra doppio apice</text:p>
      <text:p text:style-name="P15"><text:soft-page-break/></text:p>
      <text:p text:style-name="P11"><text:span text:style-name="T5">Un </text:span><text:span text:style-name="T10">numero intero</text:span><text:span text:style-name="T5"> viene rappresentato da una sequenza di cifre, che vengono interpretate in base decimale (default), in base ottale (se inizia con uno zero) o in base esadecimale se inizia con ’0x’ (o ’0X’)</text:span></text:p>
      <text:p text:style-name="P11"><text:span text:style-name="T5">Un </text:span><text:span text:style-name="T10">numero reale</text:span><text:span text:style-name="T5"> (in virgola mobile) viene rappresentato facendo uso del punto decimale e della lettera ’e’ (o ’E’) per separare la parte in virgola fissa dall’esponente, ad esempio: -1235.6e-2 rappresenta -12,356. </text:span><text:span text:style-name="T11">Si usa il punto per rappresentare la virgola (3.14 è 3,14).</text:span></text:p>
      <text:p text:style-name="P16"/>
      <text:p text:style-name="P17">Queste cose sono importanti da sapere per quanto riguarda la stampa a video di parole, frasi o numeri. Se voglio stampare a video un numero non lo metto tra virgolette.</text:p>
      <text:p text:style-name="P16"/>
      <text:p text:style-name="P24">3.3 Operatori e separatori</text:p>
      <text:p text:style-name="P14"><text:span text:style-name="T12">Gli </text:span><text:span text:style-name="T5">operatori </text:span><text:span text:style-name="T12">denotano certe operazioni nel calcolo delle espressioni. Alcuni di essi sono: + - * / % ^ &amp; | = != &gt;= &gt; &lt;= &lt; == !.</text:span></text:p>
      <text:p text:style-name="P16"/>
      <text:p text:style-name="P14"><text:span text:style-name="T12">Un operatore si dice: prefisso (se precede gli argomenti, cioè i suoi operandi, +34), suffisso (se li segue 34+) o infisso (se si interpone 3+4).</text:span><text:span text:style-name="T13"> </text:span><text:span text:style-name="T12">Usare le parentesi per evitare ambiguità con gli operatori.</text:span></text:p>
      <text:p text:style-name="P16"/>
      <text:p text:style-name="P11"><text:span text:style-name="T5">I principali </text:span><text:span text:style-name="T10">separatori </text:span><text:span text:style-name="T5">del C++ sono: () , ; : {}. I separatori sono simboli di interpunzione che indicano il termine di un’istruzione, separano elementi di liste, raggruppano istruzioni o espressioni ecc. </text:span></text:p>
      <text:p text:style-name="P15"/>
      <text:p text:style-name="P44">4. Variabili</text:p>
      <text:p text:style-name="P12"><text:span text:style-name="T5">Per memorizzare un valore in un’area di memoria si utilizzano entità chiamate </text:span><text:span text:style-name="T10">variabili </text:span><text:span text:style-name="T5">o </text:span><text:span text:style-name="T10">costanti</text:span><text:span text:style-name="T5">.</text:span></text:p>
      <text:p text:style-name="P17">Le variabili permettono la modifica del loro valore durante l’esecuzione del programma. Il valore di una costante rimane lo stesso per tutto il programma.</text:p>
      <text:p text:style-name="P17"/>
      <text:p text:style-name="P17">L’ area di memoria corrispondente è identificata da un nome, che ne individua l’indirizzo in memoria.</text:p>
      <text:p text:style-name="P17"/>
      <text:p text:style-name="P17">Le variabili sono caratterizzate da una quadrupla:</text:p>
      <text:list xml:id="list1074619274" text:style-name="L2">
        <text:list-item>
          <text:p text:style-name="P53">il nome (identificatore)</text:p>
        </text:list-item>
        <text:list-item>
          <text:p text:style-name="P53">il tipo (int, char, float, bool e molti altri)</text:p>
        </text:list-item>
        <text:list-item>
          <text:p text:style-name="P53">la locazione di memoria (l-value o indirizzo)</text:p>
        </text:list-item>
        <text:list-item>
          <text:p text:style-name="P53">il valore (r-value)</text:p>
        </text:list-item>
      </text:list>
      <text:p text:style-name="P17"/>
      <text:p text:style-name="P38"><text:span text:style-name="T35">Definizione di variabili </text:span><text:span text:style-name="T31">(serve a predisporre l’area di memoria per memorizzare la variabile)</text:span></text:p>
      <text:p text:style-name="P37"><text:span text:style-name="T35">Formato: </text:span><text:span text:style-name="T25">tipo identificatore; </text:span><text:span text:style-name="T36">Ad esempio </text:span><text:span text:style-name="T25">int i;</text:span></text:p>
      <text:p text:style-name="P18"/>
      <text:p text:style-name="P19">Se (e solo se!) una variabile è definita esternamente ad ogni funzione, main() inclusa, (variabile globale) viene automaticamente inizializzata al valore 0.</text:p>
      <text:p text:style-name="P18"/>
      <text:p text:style-name="P39"><text:span text:style-name="T35">Definizione con inizializzazione</text:span><text:span text:style-name="T30">.</text:span></text:p>
      <text:p text:style-name="P39"><text:span text:style-name="T30">Formato </text:span><text:span text:style-name="T22">tipo identificatore=valore; </text:span></text:p>
      <text:p text:style-name="P19">L’espressione è un carattere o un numero, cioè costanti, oppure altre variabili precedentemente definite.</text:p>
      <text:p text:style-name="P31"/>
      <text:p text:style-name="P39"><text:span text:style-name="T30">Ad esempio </text:span><text:span text:style-name="T22">char c=’a’; </text:span></text:p>
      <text:p text:style-name="P31">int i=2*3;</text:p>
      <text:p text:style-name="P31">int a=i/2;</text:p>
      <text:p text:style-name="P31"/>
      <text:p text:style-name="P25">Dichiarazione</text:p>
      <text:p text:style-name="P42"><text:span text:style-name="T40">Formato: </text:span><text:span text:style-name="T24">extern tipo identificatore; </text:span><text:span text:style-name="T40">Ad esempio </text:span><text:span text:style-name="T24">extern int x;</text:span></text:p>
      <text:p text:style-name="P31"/>
      <text:p text:style-name="P19">Dichiarazione e definizione sono diversi.</text:p>
      <text:p text:style-name="P19">Definizione: quando il compilatore incontra una definizione di una variabile, esso predispone l’allocazione di un’area di memoria in grado di contenere la variabile del tipo scelto.</text:p>
      <text:p text:style-name="P19">Dichiarazione: specifica solo il tipo della variabile e presuppone dunque che la variabile venga definita in un’altra parte del programma.</text:p>
      <text:p text:style-name="P19"/>
      <text:p text:style-name="P19">Con la dichiarazione si inserisce nella tabella di simboli del programma l’informazione che verrà aggiunta una variabile. Non si riserva la memoria. Infatti dopo la dichiarazione la variabile deve essere definita.</text:p>
      <text:p text:style-name="P19"/>
      <text:p text:style-name="P25">5. Costanti</text:p>
      <text:p text:style-name="P40"><text:span text:style-name="T39">Definite in questo formato. </text:span><text:span text:style-name="T41">Il loro valore non varia durante il programma.</text:span></text:p>
      <text:p text:style-name="P40"><text:span text:style-name="T39">Formato: </text:span><text:span text:style-name="T22">const tipo identificatore = exp; </text:span></text:p>
      <text:p text:style-name="P19">exp deve essere una espressione il cui valore deve poter essere calcolato in fase di compilazione</text:p>
      <text:p text:style-name="P19"/>
      <text:p text:style-name="P19">Ad esempio: </text:p>
      <text:p text:style-name="P31">const float pi=3.14; </text:p>
      <text:p text:style-name="P31">const int k=10;</text:p>
      <text:p text:style-name="P31">const int j=k-1;</text:p>
      <text:p text:style-name="P31"/>
      <text:p text:style-name="P41"><text:soft-page-break/>6. Concetto di stream.</text:p>
      <text:p text:style-name="P20">Uno stream è un flusso di caratteri (in ingresso o in uscita), tramite il quale il programma comunica con l’esterno. </text:p>
      <text:p text:style-name="P20">Lo stream è una <text:s/>struttura logica costituita da una sequenza di caratteri, in numero teoricamente infinito, terminante con un apposito carattere che ne identifica la fine.</text:p>
      <text:p text:style-name="P20">Gli stream vengono associati (con opportuni comandi) ai dispositivi fisici collegati al computer (tastiera, video) o a file residenti sulla memoria di massa.</text:p>
      <text:p text:style-name="P20"/>
      <text:p text:style-name="P20">In C++ esistono i seguenti stream predefiniti:</text:p>
      <text:list xml:id="list1854282391" text:style-name="L3">
        <text:list-item>
          <text:p text:style-name="P47"><text:span text:style-name="T37">cin</text:span><text:span text:style-name="T32"> (stream standard di ingresso). Input (tastiera, mouse, … ).</text:span></text:p>
        </text:list-item>
        <text:list-item>
          <text:p text:style-name="P47"><text:span text:style-name="T37">cout</text:span><text:span text:style-name="T32"> (stream standard di uscita). Output (stampante, monitor, …).</text:span></text:p>
        </text:list-item>
        <text:list-item>
          <text:p text:style-name="P47"><text:span text:style-name="T37">cerr</text:span><text:span text:style-name="T32"> (stream standard di errore). Vanno scritti i messaggi di errore.</text:span></text:p>
        </text:list-item>
      </text:list>
      <text:p text:style-name="P20">Le funzioni che operano su questi stream sono in una libreria di ingresso/uscita e per usarle occorre la direttiva: #include &lt;iostream&gt;.</text:p>
      <text:p text:style-name="P20"/>
      <text:p text:style-name="P26">6.1 Stream di uscita (output): COUT.</text:p>
      <text:p text:style-name="P20">Lo stream di uscita standard è <text:span text:style-name="T1">cout</text:span>, quello su cui il programma scrive i dati (è tipicamente associato allo schermo).</text:p>
      <text:p text:style-name="P20"/>
      <text:p text:style-name="P20">Per scrivere dati si usa l’istruzione di scrittura:</text:p>
      <text:p text:style-name="P32">stream &lt;&lt; espressione;</text:p>
      <text:p text:style-name="P20">Ad esempio: </text:p>
      <text:p text:style-name="P32">cout &lt;&lt; “La somma è <text:s/>” &lt;&lt; somma &lt;&lt; endl;</text:p>
      <text:p text:style-name="P32">cout &lt;&lt; 3+2;</text:p>
      <text:p text:style-name="P32">endl <text:span text:style-name="T5">corrisponde ad uno </text:span>‘\n’ <text:span text:style-name="T5">e permette di andare a capo.</text:span></text:p>
      <text:p text:style-name="P20"/>
      <text:p text:style-name="P20">L’istruzione di scrittura comporta: il calcolo del valore dell’espressione, la conversione in una sequenza di caratteri e il trasferimento della sequenza nello stream.</text:p>
      <text:p text:style-name="P20"/>
      <text:p text:style-name="P33"><text:span text:style-name="T5">Si possono anche scrivere delle scritture multiple di questo tipo: </text:span>cout &lt;&lt; x &lt;&lt; y &lt;&lt; endl; <text:span text:style-name="T5">che corrisponde a </text:span></text:p>
      <text:p text:style-name="P33">cout &lt;&lt; x;</text:p>
      <text:p text:style-name="P33">cout &lt;&lt; y;</text:p>
      <text:p text:style-name="P33">cout &lt;&lt; endl;</text:p>
      <text:p text:style-name="P20"/>
      <text:p text:style-name="P27"><text:span text:style-name="T5">6.1 Stream di </text:span><text:span text:style-name="T46">ingresso</text:span><text:span text:style-name="T5"> (</text:span><text:span text:style-name="T46">input</text:span><text:span text:style-name="T5">): </text:span><text:span text:style-name="T46">CIN</text:span><text:span text:style-name="T5">.</text:span></text:p>
      <text:p text:style-name="P21">Lo stream di ingresso standard è <text:span text:style-name="T1">cin</text:span>, quello da cui il programma preleva i dati (è tipicamente associato alla tastiera).</text:p>
      <text:p text:style-name="P21"/>
      <text:p text:style-name="P21">Per prelevare dati si usa l’istruzione di lettura:</text:p>
      <text:p text:style-name="P33">stream &gt;&gt; espressione; <text:span text:style-name="T11">dove espressione deve essere un’espressione dotata di indirizzo (=variabile)</text:span></text:p>
      <text:p text:style-name="P33">cin &gt;&gt; x;</text:p>
      <text:p text:style-name="P21"/>
      <text:p text:style-name="P21">L’istruzione di lettura comporta in ordine:</text:p>
      <text:list xml:id="list2726053235" text:style-name="L4">
        <text:list-item>
          <text:p text:style-name="P54">il prelievo dallo stream di una sequenza di caratteri</text:p>
        </text:list-item>
        <text:list-item>
          <text:p text:style-name="P54">la conversione di tale sequenza in un valore che viene assegnato alla variabile</text:p>
        </text:list-item>
      </text:list>
      <text:p text:style-name="P20"/>
      <text:p text:style-name="P21">L’istruzione di ingresso ha una forma più generale che consente letture multiple, nel formato</text:p>
      <text:p text:style-name="P33">cin &gt;&gt; var1 &gt;&gt; var2 &gt;&gt; var3;</text:p>
      <text:p text:style-name="P33">var1<text:span text:style-name="T5">,</text:span> var2 <text:span text:style-name="T5">e </text:span>var3 <text:span text:style-name="T5">sono tre variabili che possono anche essere di </text:span><text:span text:style-name="T11">tipo diverso</text:span><text:span text:style-name="T5">.</text:span></text:p>
      <text:p text:style-name="P21"/>
      <text:p text:style-name="P28"/>
      <text:p text:style-name="P28"><text:soft-page-break/>6.1.1 Lettura di un carattere da cin.</text:p>
      <text:p text:style-name="P33"><text:span text:style-name="T5">Consideriamo l’istruzione </text:span>cin &gt;&gt; x<text:span text:style-name="T5">, dove </text:span>x<text:span text:style-name="T5"> è di tipo char</text:span></text:p>
      <text:p text:style-name="P33"><text:span text:style-name="T5">✷✷✷✷a✷✷-14.53✷✷728✷✷ … </text:span><text:span text:style-name="T11">questo è l’input del nostro utente, cioè quello che lui ha scritto</text:span></text:p>
      <text:p text:style-name="P21">⇑</text:p>
      <text:p text:style-name="P21">(qui “✷” rappresenta uno spazio e “⇑” il cursore)</text:p>
      <text:p text:style-name="P21"/>
      <text:list xml:id="list2511833298" text:style-name="L5">
        <text:list-item>
          <text:p text:style-name="P55">Se il carattere puntato dal cursore è una spaziatura: il cursore si sposta in avanti per trovare un carattere che non sia una spaziatura.</text:p>
        </text:list-item>
      </text:list>
      <text:list xml:id="list501498329" text:style-name="L6">
        <text:list-item>
          <text:p text:style-name="P56">Se il carattere puntato dal cursore non è una spaziatura:</text:p>
        </text:list-item>
      </text:list>
      <text:list xml:id="list1396187840" text:style-name="L7">
        <text:list-item>
          <text:p text:style-name="P57">il carattere viene prelevato</text:p>
        </text:list-item>
        <text:list-item>
          <text:p text:style-name="P48"><text:span text:style-name="T33">il carattere viene assegnato alla variabile x (anche un numero di una cifra viene associato alla variabile x in quanto viene considerato non un int ma un carattere. </text:span><text:span text:style-name="T34">Se viene scritto un numero con due cifre il programma associa alla variabile x solamente la prima cifra, considerandola un carattere</text:span><text:span text:style-name="T33">)</text:span></text:p>
        </text:list-item>
        <text:list-item>
          <text:p text:style-name="P57">il puntatore si sposta alla casella successiva</text:p>
        </text:list-item>
      </text:list>
      <text:p text:style-name="P21"/>
      <text:p text:style-name="P28">6.1.2 Lettura di un numero da cin.</text:p>
      <text:p text:style-name="P33"><text:span text:style-name="T5">Consideriamo l’istruzione </text:span>cin &gt;&gt; x<text:span text:style-name="T5">, dove </text:span>x<text:span text:style-name="T5"> è di tipo int</text:span></text:p>
      <text:p text:style-name="P33"><text:span text:style-name="T5">✷✷✷✷a✷✷-14.53✷✷728✷✷ … </text:span><text:span text:style-name="T11">questo è l’input del nostro utente, cioè quello che lui ha scritto</text:span></text:p>
      <text:p text:style-name="P21"><text:s text:c="30"/>⇑</text:p>
      <text:p text:style-name="P21">(qui “✷” rappresenta uno spazio e “⇑” il cursore)</text:p>
      <text:p text:style-name="P21"/>
      <text:list xml:id="list214810333979726" text:continue-list="list2511833298" text:style-name="L5">
        <text:list-item>
          <text:p text:style-name="P55">Se il carattere puntato dal cursore è una spaziatura: il cursore si sposta in avanti per trovare un carattere che non sia una spaziatura.</text:p>
        </text:list-item>
      </text:list>
      <text:list xml:id="list2174088425" text:style-name="L8">
        <text:list-item>
          <text:p text:style-name="P49"><text:span text:style-name="T38">Se la sequenza di caratteri è interpretabile come un numero compatibile con il tipo di x</text:span><text:span text:style-name="T33"> </text:span></text:p>
        </text:list-item>
      </text:list>
      <text:list xml:id="list4289535407" text:style-name="L9">
        <text:list-item>
          <text:p text:style-name="P50"><text:span text:style-name="T34">la sequenza di caratteri</text:span><text:span text:style-name="T33"> viene prelevat</text:span><text:span text:style-name="T34">a</text:span></text:p>
        </text:list-item>
        <text:list-item>
          <text:p text:style-name="P50"><text:span text:style-name="T33">la sequenza viene convertita nel suo corrispondente valore (es: il valore intero 728) che viene assegnato alla variabile x. </text:span><text:span text:style-name="T34">Se l’utente inserisse -14.53, ad x verrebbe assegnato -14.</text:span></text:p>
        </text:list-item>
        <text:list-item>
          <text:p text:style-name="P58">il puntatore si sposta alla casella successiva</text:p>
        </text:list-item>
      </text:list>
      <text:list xml:id="list2013091999" text:style-name="L10">
        <text:list-item>
          <text:p text:style-name="P63"><text:span text:style-name="T7">A</text:span><text:span text:style-name="T5">ltrimenti, l’operazione di prelievo non avviene e lo stream si porta in uno stato di errore. </text:span></text:p>
        </text:list-item>
      </text:list>
      <text:p text:style-name="P21"/>
      <text:p text:style-name="P29">6.2 Alcune utili funzioni della libreria &lt;iostream&gt;</text:p>
      <text:p text:style-name="P29"/>
      <text:p text:style-name="P34"><text:span text:style-name="T10">cin.eof()</text:span><text:span text:style-name="T5">: ritorna un valore diverso da 0 se lo stream cin ha raggiunto la sua fine (End Of File).</text:span></text:p>
      <text:p text:style-name="P22">Se dovesse ritornare 0 significherebbe che ci sono altri caratteri da leggere sullo stream.</text:p>
      <text:p text:style-name="P22">Questo metodo verifica che l’ultimo carattere dello stream (il carattere end of file) sia stato letto.</text:p>
      <text:p text:style-name="P22"/>
      <text:p text:style-name="P22">Va usato sempre dopo almeno un’operazione di lettura e richiede un separatore dopo l’ultimo elemento letto.</text:p>
      <text:p text:style-name="P22"/>
      <text:p text:style-name="P34">cout &lt;&lt; cin.eof()<text:span text:style-name="T5">; per vedere cosa ritorna.</text:span></text:p>
      <text:p text:style-name="P22"/>
      <text:p text:style-name="P34"><text:span text:style-name="T10">cin.fail()</text:span><text:span text:style-name="T5">: ritorna un valore diverso da 0 se lo stream cin ha rilevato uno stato di errore (ad esempio l’inserimento di una stringa per int) o un end-of-file</text:span></text:p>
      <text:p text:style-name="P22"/>
      <text:p text:style-name="P34">cout &lt;&lt; cin.fail(); <text:span text:style-name="T8">Se usato dopo un input ritorna 1 o altri valori, c’è stato un errore nello stream di ingresso. Se ritorna 0 tutto nella norma</text:span></text:p>
      <text:p text:style-name="P22"/>
      <text:p text:style-name="P22">Non necessariamente usato dopo almeno un’operazione di lettura e non richiede un separatore dopo l’ultimo elemento letto.</text:p>
      <text:p text:style-name="P22"/>
      <text:p text:style-name="P35"><text:soft-page-break/><text:span text:style-name="T5">cin.clear(): </text:span><text:span text:style-name="T12">ripristina lo stato normale dallo stato di errore. </text:span><text:span text:style-name="T14">Se dopo aver usato </text:span><text:span text:style-name="T45">cin.fail() </text:span><text:span text:style-name="T14">notiamo che c’è un errore, usando </text:span><text:span text:style-name="T45">cin.clear() </text:span><text:span text:style-name="T14">ripristineremo lo stato normale. Infatti se facciamo di nuovo </text:span><text:span text:style-name="T45">cin.fail()</text:span><text:span text:style-name="T14"> otterremo il valore 0.</text:span></text:p>
      <text:p text:style-name="P59"/>
      <text:p text:style-name="P36"><text:span text:style-name="T8">c</text:span><text:span text:style-name="T5">in.ignore(): </text:span><text:span text:style-name="T12">permette di scartare i caratteri rimasti nello stream. Viene utilizzato dopo che lo stream è andato in fase di errore. Ad esempio può essere utilizzato se al posto di un numero intero l’utente ha inserito un carattere. Se non si usa </text:span><text:span text:style-name="T44">cin.ignore()</text:span><text:span text:style-name="T12"> non sarà possibile effettuare altre operazioni di input.</text:span></text:p>
      <text:p text:style-name="P60"/>
      <text:p text:style-name="P62">Esempio:</text:p>
      <text:p text:style-name="P36"><text:span text:style-name="T44">cin &gt;&gt; x;</text:span><text:span text:style-name="T12"> //</text:span><text:span text:style-name="T44">x</text:span><text:span text:style-name="T12"> è un intero</text:span></text:p>
      <text:p text:style-name="P35"><text:span text:style-name="T14"><text:tab/> <text:s text:c="3"/></text:span><text:span text:style-name="T15">//se l’utente inserisce un carattere lo stream va in stato di errore e non è più possibile fare <text:tab/> <text:s text:c="6"/>altre operazioni di input</text:span></text:p>
      <text:p text:style-name="P61"/>
      <text:p text:style-name="P64">… </text:p>
      <text:p text:style-name="P64">cin.clear();</text:p>
      <text:p text:style-name="P64">cin.ignore();</text:p>
      <text:p text:style-name="P64"/>
      <text:p text:style-name="P36"><text:span text:style-name="T44">cin &gt;&gt; … </text:span><text:span text:style-name="T12"><text:tab/>//questo </text:span><text:span text:style-name="T44">cin </text:span><text:span text:style-name="T12">è possibile solo grazie ai due costrutti usati in precedenza che liberano <text:tab/><text:tab/>l’errore nello strea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8:11:20.796000000</meta:creation-date>
    <dc:date>2022-09-22T21:48:09.072486679</dc:date>
    <meta:editing-duration>PT19M7S</meta:editing-duration>
    <meta:editing-cycles>6</meta:editing-cycles>
    <meta:generator>LibreOffice/6.4.7.2$Linux_X86_64 LibreOffice_project/40$Build-2</meta:generator>
    <meta:print-date>2021-10-03T09:52:58.151000000</meta:print-date>
    <meta:document-statistic meta:table-count="0" meta:image-count="0" meta:object-count="0" meta:page-count="8" meta:paragraph-count="175" meta:word-count="2290" meta:character-count="14011" meta:non-whitespace-character-count="11843"/>
  </office:meta>
</office:document-meta>
</file>